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float" office:value="72.8704">
            <text:p>72.8704</text:p>
          </table:table-cell>
          <table:table-cell table:style-name="ce1" office:value-type="float" office:value="19.1586">
            <text:p>19.1586</text:p>
          </table:table-cell>
          <table:table-cell table:style-name="ce3" office:value-type="float" office:value="25.6883277893">
            <text:p>25.6883277893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1586">
            <text:p>19.1586</text:p>
          </table:table-cell>
          <table:table-cell office:value-type="float" office:value="42.8019294739">
            <text:p>42.8019294739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1586">
            <text:p>19.1586</text:p>
          </table:table-cell>
          <table:table-cell office:value-type="float" office:value="82.7401046753">
            <text:p>82.7401046753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1586">
            <text:p>19.1586</text:p>
          </table:table-cell>
          <table:table-cell office:value-type="float" office:value="156.681671143">
            <text:p>156.681671143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1586">
            <text:p>19.15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1586">
            <text:p>19.158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1586">
            <text:p>19.1586</text:p>
          </table:table-cell>
          <table:table-cell office:value-type="float" office:value="87.9469146729">
            <text:p>87.9469146729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1586">
            <text:p>19.1586</text:p>
          </table:table-cell>
          <table:table-cell office:value-type="float" office:value="24.2664527893">
            <text:p>24.2664527893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1586">
            <text:p>19.1586</text:p>
          </table:table-cell>
          <table:table-cell office:value-type="float" office:value="9.80302238464">
            <text:p>9.8030223846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1586">
            <text:p>19.1586</text:p>
          </table:table-cell>
          <table:table-cell office:value-type="float" office:value="3.12959980965">
            <text:p>3.1295998097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1586">
            <text:p>19.1586</text:p>
          </table:table-cell>
          <table:table-cell office:value-type="float" office:value="3.09306192398">
            <text:p>3.093061924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1496">
            <text:p>19.1496</text:p>
          </table:table-cell>
          <table:table-cell office:value-type="float" office:value="65.7896194458">
            <text:p>65.7896194458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1496">
            <text:p>19.1496</text:p>
          </table:table-cell>
          <table:table-cell office:value-type="float" office:value="70.3283996582">
            <text:p>70.3283996582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1496">
            <text:p>19.1496</text:p>
          </table:table-cell>
          <table:table-cell office:value-type="float" office:value="81.5504226685">
            <text:p>81.5504226685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1496">
            <text:p>19.1496</text:p>
          </table:table-cell>
          <table:table-cell office:value-type="float" office:value="59.8386230469">
            <text:p>59.8386230469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1496">
            <text:p>19.149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1496">
            <text:p>19.149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1496">
            <text:p>19.1496</text:p>
          </table:table-cell>
          <table:table-cell office:value-type="float" office:value="65.5128860474">
            <text:p>65.5128860474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1496">
            <text:p>19.1496</text:p>
          </table:table-cell>
          <table:table-cell office:value-type="float" office:value="18.3799629211">
            <text:p>18.3799629211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1496">
            <text:p>19.1496</text:p>
          </table:table-cell>
          <table:table-cell office:value-type="float" office:value="5.58283090591">
            <text:p>5.5828309059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1496">
            <text:p>19.1496</text:p>
          </table:table-cell>
          <table:table-cell office:value-type="float" office:value="0.066015407443">
            <text:p>0.0660154074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1496">
            <text:p>19.1496</text:p>
          </table:table-cell>
          <table:table-cell office:value-type="float" office:value="1.48287975788">
            <text:p>1.4828797579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1406">
            <text:p>19.1406</text:p>
          </table:table-cell>
          <table:table-cell office:value-type="float" office:value="34.9282989502">
            <text:p>34.9282989502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1406">
            <text:p>19.1406</text:p>
          </table:table-cell>
          <table:table-cell office:value-type="float" office:value="51.7864265442">
            <text:p>51.7864265442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1406">
            <text:p>19.1406</text:p>
          </table:table-cell>
          <table:table-cell office:value-type="float" office:value="31.6341609955">
            <text:p>31.6341609955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1406">
            <text:p>19.1406</text:p>
          </table:table-cell>
          <table:table-cell office:value-type="float" office:value="47.1682243347">
            <text:p>47.1682243347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1406">
            <text:p>19.1406</text:p>
          </table:table-cell>
          <table:table-cell office:value-type="float" office:value="54.6373519897">
            <text:p>54.6373519897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1406">
            <text:p>19.1406</text:p>
          </table:table-cell>
          <table:table-cell office:value-type="float" office:value="65.6798324585">
            <text:p>65.6798324585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1406">
            <text:p>19.1406</text:p>
          </table:table-cell>
          <table:table-cell office:value-type="float" office:value="29.4416732788">
            <text:p>29.4416732788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1406">
            <text:p>19.1406</text:p>
          </table:table-cell>
          <table:table-cell office:value-type="float" office:value="10.092713356">
            <text:p>10.092713356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1406">
            <text:p>19.1406</text:p>
          </table:table-cell>
          <table:table-cell office:value-type="float" office:value="1.44744575024">
            <text:p>1.4474457502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1406">
            <text:p>19.1406</text:p>
          </table:table-cell>
          <table:table-cell office:value-type="float" office:value="1.65752887726">
            <text:p>1.6575288773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1406">
            <text:p>19.1406</text:p>
          </table:table-cell>
          <table:table-cell office:value-type="float" office:value="1.77559947968">
            <text:p>1.7755994797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1316">
            <text:p>19.1316</text:p>
          </table:table-cell>
          <table:table-cell office:value-type="float" office:value="57.5086364746">
            <text:p>57.5086364746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1316">
            <text:p>19.1316</text:p>
          </table:table-cell>
          <table:table-cell office:value-type="float" office:value="30.5048179626">
            <text:p>30.5048179626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1316">
            <text:p>19.1316</text:p>
          </table:table-cell>
          <table:table-cell office:value-type="float" office:value="22.6482906342">
            <text:p>22.6482906342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1316">
            <text:p>19.1316</text:p>
          </table:table-cell>
          <table:table-cell office:value-type="float" office:value="36.9307975769">
            <text:p>36.9307975769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1316">
            <text:p>19.1316</text:p>
          </table:table-cell>
          <table:table-cell office:value-type="float" office:value="39.112827301">
            <text:p>39.112827301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1316">
            <text:p>19.1316</text:p>
          </table:table-cell>
          <table:table-cell office:value-type="float" office:value="54.0559616089">
            <text:p>54.0559616089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1316">
            <text:p>19.1316</text:p>
          </table:table-cell>
          <table:table-cell office:value-type="float" office:value="15.9319429398">
            <text:p>15.9319429398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1316">
            <text:p>19.13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1316">
            <text:p>19.1316</text:p>
          </table:table-cell>
          <table:table-cell office:value-type="float" office:value="3.5185778141">
            <text:p>3.5185778141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1316">
            <text:p>19.1316</text:p>
          </table:table-cell>
          <table:table-cell office:value-type="float" office:value="2.10389471054">
            <text:p>2.1038947105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1316">
            <text:p>19.13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1226">
            <text:p>19.1226</text:p>
          </table:table-cell>
          <table:table-cell office:value-type="float" office:value="32.7386283875">
            <text:p>32.7386283875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1226">
            <text:p>19.1226</text:p>
          </table:table-cell>
          <table:table-cell office:value-type="float" office:value="32.3203697205">
            <text:p>32.3203697205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1226">
            <text:p>19.1226</text:p>
          </table:table-cell>
          <table:table-cell office:value-type="float" office:value="16.6011161804">
            <text:p>16.6011161804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1226">
            <text:p>19.1226</text:p>
          </table:table-cell>
          <table:table-cell office:value-type="float" office:value="49.9135780334">
            <text:p>49.9135780334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1226">
            <text:p>19.1226</text:p>
          </table:table-cell>
          <table:table-cell office:value-type="float" office:value="32.6087799072">
            <text:p>32.6087799072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1226">
            <text:p>19.1226</text:p>
          </table:table-cell>
          <table:table-cell office:value-type="float" office:value="49.5725860596">
            <text:p>49.5725860596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1226">
            <text:p>19.1226</text:p>
          </table:table-cell>
          <table:table-cell office:value-type="float" office:value="15.6362915039">
            <text:p>15.6362915039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1226">
            <text:p>19.1226</text:p>
          </table:table-cell>
          <table:table-cell office:value-type="float" office:value="1.34247112274">
            <text:p>1.3424711227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1226">
            <text:p>19.1226</text:p>
          </table:table-cell>
          <table:table-cell office:value-type="float" office:value="3.69525337219">
            <text:p>3.6952533722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1226">
            <text:p>19.1226</text:p>
          </table:table-cell>
          <table:table-cell office:value-type="float" office:value="0.877165734768">
            <text:p>0.8771657348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1226">
            <text:p>19.1226</text:p>
          </table:table-cell>
          <table:table-cell office:value-type="float" office:value="4.48124074936">
            <text:p>4.4812407494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1136">
            <text:p>19.1136</text:p>
          </table:table-cell>
          <table:table-cell office:value-type="float" office:value="19.1445560455">
            <text:p>19.1445560455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1136">
            <text:p>19.1136</text:p>
          </table:table-cell>
          <table:table-cell office:value-type="float" office:value="19.1260643005">
            <text:p>19.1260643005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1136">
            <text:p>19.1136</text:p>
          </table:table-cell>
          <table:table-cell office:value-type="float" office:value="20.5917644501">
            <text:p>20.5917644501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1136">
            <text:p>19.1136</text:p>
          </table:table-cell>
          <table:table-cell office:value-type="float" office:value="27.894613266">
            <text:p>27.894613266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1136">
            <text:p>19.1136</text:p>
          </table:table-cell>
          <table:table-cell office:value-type="float" office:value="51.7666854858">
            <text:p>51.7666854858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1136">
            <text:p>19.1136</text:p>
          </table:table-cell>
          <table:table-cell office:value-type="float" office:value="105.984184265">
            <text:p>105.984184265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1136">
            <text:p>19.1136</text:p>
          </table:table-cell>
          <table:table-cell office:value-type="float" office:value="51.8154602051">
            <text:p>51.8154602051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1136">
            <text:p>19.1136</text:p>
          </table:table-cell>
          <table:table-cell office:value-type="float" office:value="7.76472902298">
            <text:p>7.764729023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1136">
            <text:p>19.1136</text:p>
          </table:table-cell>
          <table:table-cell office:value-type="float" office:value="1.94424915314">
            <text:p>1.9442491531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1136">
            <text:p>19.11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1136">
            <text:p>19.1136</text:p>
          </table:table-cell>
          <table:table-cell office:value-type="float" office:value="2.77220320702">
            <text:p>2.772203207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1046">
            <text:p>19.1046</text:p>
          </table:table-cell>
          <table:table-cell office:value-type="float" office:value="14.9928979874">
            <text:p>14.9928979874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1046">
            <text:p>19.1046</text:p>
          </table:table-cell>
          <table:table-cell office:value-type="float" office:value="12.3906764984">
            <text:p>12.3906764984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1046">
            <text:p>19.1046</text:p>
          </table:table-cell>
          <table:table-cell office:value-type="float" office:value="15.6640710831">
            <text:p>15.6640710831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1046">
            <text:p>19.1046</text:p>
          </table:table-cell>
          <table:table-cell office:value-type="float" office:value="19.0481967926">
            <text:p>19.0481967926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1046">
            <text:p>19.1046</text:p>
          </table:table-cell>
          <table:table-cell office:value-type="float" office:value="111.725738525">
            <text:p>111.725738525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1046">
            <text:p>19.1046</text:p>
          </table:table-cell>
          <table:table-cell office:value-type="float" office:value="35.5459442139">
            <text:p>35.5459442139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1046">
            <text:p>19.1046</text:p>
          </table:table-cell>
          <table:table-cell office:value-type="float" office:value="17.5666046143">
            <text:p>17.5666046143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1046">
            <text:p>19.1046</text:p>
          </table:table-cell>
          <table:table-cell office:value-type="float" office:value="10.003408432">
            <text:p>10.003408432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1046">
            <text:p>19.1046</text:p>
          </table:table-cell>
          <table:table-cell office:value-type="float" office:value="2.09034657478">
            <text:p>2.0903465748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1046">
            <text:p>19.1046</text:p>
          </table:table-cell>
          <table:table-cell office:value-type="float" office:value="3.25106024742">
            <text:p>3.2510602474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1046">
            <text:p>19.10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0956">
            <text:p>19.0956</text:p>
          </table:table-cell>
          <table:table-cell office:value-type="float" office:value="7.51962423325">
            <text:p>7.5196242333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0956">
            <text:p>19.0956</text:p>
          </table:table-cell>
          <table:table-cell office:value-type="float" office:value="8.64946556091">
            <text:p>8.6494655609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0956">
            <text:p>19.0956</text:p>
          </table:table-cell>
          <table:table-cell office:value-type="float" office:value="17.4262752533">
            <text:p>17.4262752533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0956">
            <text:p>19.0956</text:p>
          </table:table-cell>
          <table:table-cell office:value-type="float" office:value="23.1163825989">
            <text:p>23.1163825989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0956">
            <text:p>19.0956</text:p>
          </table:table-cell>
          <table:table-cell office:value-type="float" office:value="46.2950401306">
            <text:p>46.2950401306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0956">
            <text:p>19.0956</text:p>
          </table:table-cell>
          <table:table-cell office:value-type="float" office:value="12.7563734055">
            <text:p>12.7563734055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0956">
            <text:p>19.0956</text:p>
          </table:table-cell>
          <table:table-cell office:value-type="float" office:value="8.30181694031">
            <text:p>8.3018169403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0956">
            <text:p>19.0956</text:p>
          </table:table-cell>
          <table:table-cell office:value-type="float" office:value="2.03708863258">
            <text:p>2.0370886326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0956">
            <text:p>19.0956</text:p>
          </table:table-cell>
          <table:table-cell office:value-type="float" office:value="3.08515810966">
            <text:p>3.0851581097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0956">
            <text:p>19.0956</text:p>
          </table:table-cell>
          <table:table-cell office:value-type="float" office:value="3.82630205154">
            <text:p>3.8263020515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0956">
            <text:p>19.0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0866">
            <text:p>19.0866</text:p>
          </table:table-cell>
          <table:table-cell office:value-type="float" office:value="5.41694116592">
            <text:p>5.4169411659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0866">
            <text:p>19.0866</text:p>
          </table:table-cell>
          <table:table-cell office:value-type="float" office:value="7.04169750214">
            <text:p>7.0416975021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0866">
            <text:p>19.0866</text:p>
          </table:table-cell>
          <table:table-cell office:value-type="float" office:value="16.7945671082">
            <text:p>16.7945671082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0866">
            <text:p>19.0866</text:p>
          </table:table-cell>
          <table:table-cell office:value-type="float" office:value="13.8767185211">
            <text:p>13.8767185211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0866">
            <text:p>19.0866</text:p>
          </table:table-cell>
          <table:table-cell office:value-type="float" office:value="19.1557922363">
            <text:p>19.1557922363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0866">
            <text:p>19.0866</text:p>
          </table:table-cell>
          <table:table-cell office:value-type="float" office:value="5.15533018112">
            <text:p>5.1553301811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0866">
            <text:p>19.0866</text:p>
          </table:table-cell>
          <table:table-cell office:value-type="float" office:value="4.85507535934">
            <text:p>4.8550753593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0866">
            <text:p>19.0866</text:p>
          </table:table-cell>
          <table:table-cell office:value-type="float" office:value="1.00467979908">
            <text:p>1.0046797991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0866">
            <text:p>19.0866</text:p>
          </table:table-cell>
          <table:table-cell office:value-type="float" office:value="4.76051187515">
            <text:p>4.7605118752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0866">
            <text:p>19.0866</text:p>
          </table:table-cell>
          <table:table-cell office:value-type="float" office:value="2.27881169319">
            <text:p>2.2788116932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0866">
            <text:p>19.0866</text:p>
          </table:table-cell>
          <table:table-cell office:value-type="float" office:value="-0.0588614977896">
            <text:p>-0.0588614978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0776">
            <text:p>19.0776</text:p>
          </table:table-cell>
          <table:table-cell office:value-type="float" office:value="7.71974992752">
            <text:p>7.7197499275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0776">
            <text:p>19.0776</text:p>
          </table:table-cell>
          <table:table-cell office:value-type="float" office:value="4.70779514313">
            <text:p>4.7077951431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0776">
            <text:p>19.0776</text:p>
          </table:table-cell>
          <table:table-cell office:value-type="float" office:value="7.32769775391">
            <text:p>7.3276977539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0776">
            <text:p>19.0776</text:p>
          </table:table-cell>
          <table:table-cell office:value-type="float" office:value="6.35462141037">
            <text:p>6.3546214104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0776">
            <text:p>19.0776</text:p>
          </table:table-cell>
          <table:table-cell office:value-type="float" office:value="9.42438793182">
            <text:p>9.4243879318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0776">
            <text:p>19.0776</text:p>
          </table:table-cell>
          <table:table-cell office:value-type="float" office:value="5.13551521301">
            <text:p>5.135515213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0776">
            <text:p>19.0776</text:p>
          </table:table-cell>
          <table:table-cell office:value-type="float" office:value="2.6045217514">
            <text:p>2.6045217514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0776">
            <text:p>19.0776</text:p>
          </table:table-cell>
          <table:table-cell office:value-type="float" office:value="2.92455101013">
            <text:p>2.9245510101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0776">
            <text:p>19.0776</text:p>
          </table:table-cell>
          <table:table-cell office:value-type="float" office:value="2.6069688797">
            <text:p>2.6069688797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0776">
            <text:p>19.0776</text:p>
          </table:table-cell>
          <table:table-cell office:value-type="float" office:value="3.04085683823">
            <text:p>3.0408568382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0776">
            <text:p>19.0776</text:p>
          </table:table-cell>
          <table:table-cell office:value-type="float" office:value="-0.0538813620806">
            <text:p>-0.0538813621</text:p>
          </table:table-cell>
        </table:table-row>
        <table:table-row table:style-name="ro1">
          <table:table-cell office:value-type="float" office:value="72.8704">
            <text:p>72.8704</text:p>
          </table:table-cell>
          <table:table-cell office:value-type="float" office:value="19.0686">
            <text:p>19.0686</text:p>
          </table:table-cell>
          <table:table-cell office:value-type="float" office:value="4.7486166954">
            <text:p>4.7486166954</text:p>
          </table:table-cell>
        </table:table-row>
        <table:table-row table:style-name="ro1">
          <table:table-cell office:value-type="float" office:value="72.8794">
            <text:p>72.8794</text:p>
          </table:table-cell>
          <table:table-cell office:value-type="float" office:value="19.0686">
            <text:p>19.0686</text:p>
          </table:table-cell>
          <table:table-cell office:value-type="float" office:value="8.13138771057">
            <text:p>8.1313877106</text:p>
          </table:table-cell>
        </table:table-row>
        <table:table-row table:style-name="ro1">
          <table:table-cell office:value-type="float" office:value="72.8884">
            <text:p>72.8884</text:p>
          </table:table-cell>
          <table:table-cell office:value-type="float" office:value="19.0686">
            <text:p>19.0686</text:p>
          </table:table-cell>
          <table:table-cell office:value-type="float" office:value="4.4294500351">
            <text:p>4.4294500351</text:p>
          </table:table-cell>
        </table:table-row>
        <table:table-row table:style-name="ro1">
          <table:table-cell office:value-type="float" office:value="72.8974">
            <text:p>72.8974</text:p>
          </table:table-cell>
          <table:table-cell office:value-type="float" office:value="19.0686">
            <text:p>19.0686</text:p>
          </table:table-cell>
          <table:table-cell office:value-type="float" office:value="6.12807130814">
            <text:p>6.1280713081</text:p>
          </table:table-cell>
        </table:table-row>
        <table:table-row table:style-name="ro1">
          <table:table-cell office:value-type="float" office:value="72.9064">
            <text:p>72.9064</text:p>
          </table:table-cell>
          <table:table-cell office:value-type="float" office:value="19.0686">
            <text:p>19.0686</text:p>
          </table:table-cell>
          <table:table-cell office:value-type="float" office:value="10.2168388367">
            <text:p>10.2168388367</text:p>
          </table:table-cell>
        </table:table-row>
        <table:table-row table:style-name="ro1">
          <table:table-cell office:value-type="float" office:value="72.9154">
            <text:p>72.9154</text:p>
          </table:table-cell>
          <table:table-cell office:value-type="float" office:value="19.0686">
            <text:p>19.0686</text:p>
          </table:table-cell>
          <table:table-cell office:value-type="float" office:value="2.50524544716">
            <text:p>2.5052454472</text:p>
          </table:table-cell>
        </table:table-row>
        <table:table-row table:style-name="ro1">
          <table:table-cell office:value-type="float" office:value="72.9244">
            <text:p>72.9244</text:p>
          </table:table-cell>
          <table:table-cell office:value-type="float" office:value="19.0686">
            <text:p>19.0686</text:p>
          </table:table-cell>
          <table:table-cell office:value-type="float" office:value="7.08229446411">
            <text:p>7.0822944641</text:p>
          </table:table-cell>
        </table:table-row>
        <table:table-row table:style-name="ro1">
          <table:table-cell office:value-type="float" office:value="72.9334">
            <text:p>72.9334</text:p>
          </table:table-cell>
          <table:table-cell office:value-type="float" office:value="19.0686">
            <text:p>19.0686</text:p>
          </table:table-cell>
          <table:table-cell office:value-type="float" office:value="6.98723220825">
            <text:p>6.9872322083</text:p>
          </table:table-cell>
        </table:table-row>
        <table:table-row table:style-name="ro1">
          <table:table-cell office:value-type="float" office:value="72.9424">
            <text:p>72.9424</text:p>
          </table:table-cell>
          <table:table-cell office:value-type="float" office:value="19.0686">
            <text:p>19.0686</text:p>
          </table:table-cell>
          <table:table-cell office:value-type="float" office:value="2.65339231491">
            <text:p>2.6533923149</text:p>
          </table:table-cell>
        </table:table-row>
        <table:table-row table:style-name="ro1">
          <table:table-cell office:value-type="float" office:value="72.9514">
            <text:p>72.9514</text:p>
          </table:table-cell>
          <table:table-cell office:value-type="float" office:value="19.0686">
            <text:p>19.0686</text:p>
          </table:table-cell>
          <table:table-cell office:value-type="float" office:value="1.27865695953">
            <text:p>1.2786569595</text:p>
          </table:table-cell>
        </table:table-row>
        <table:table-row table:style-name="ro1">
          <table:table-cell office:value-type="float" office:value="72.9604">
            <text:p>72.9604</text:p>
          </table:table-cell>
          <table:table-cell office:value-type="float" office:value="19.0686">
            <text:p>19.0686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9">19/06/2012</text:date>, <text:time>21:4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lesh </meta:initial-creator>
    <meta:creation-date>2012-06-19T21:41:56</meta:creation-date>
    <dc:date>2012-06-19T21:47:49</dc:date>
    <dc:creator>nilesh </dc:creator>
    <meta:editing-duration>PT5M55S</meta:editing-duration>
    <meta:editing-cycles>1</meta:editing-cycles>
    <meta:document-statistic meta:table-count="3" meta:cell-count="363" meta:object-count="0"/>
    <meta:generator>LibreOffice/3.3$Linux LibreOffice_project/330m19$Build-401</meta:generator>
  </office:meta>
</office:document-meta>
</file>